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3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degree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decimal</text:p>
          </table:table-cell>
        </table:table-row>
        <table:table-row table:style-name="ro1">
          <table:table-cell office:value-type="float" office:value="50">
            <text:p>50</text:p>
          </table:table-cell>
          <table:table-cell office:value-type="float" office:value="4">
            <text:p>4</text:p>
          </table:table-cell>
          <table:table-cell office:value-type="float" office:value="50.714">
            <text:p>50.714</text:p>
          </table:table-cell>
          <table:table-cell table:formula="of:=[.A2]+([.B2]/60)+([.C2]/(60*60))" office:value-type="float" office:value="50.0807538888889">
            <text:p>50.08075388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>
            <text:p>degrees</text:p>
          </table:table-cell>
          <table:table-cell office:value-type="string">
            <text:p>minutes</text:p>
          </table:table-cell>
          <table:table-cell office:value-type="string">
            <text:p>seconds</text:p>
          </table:table-cell>
          <table:table-cell office:value-type="string">
            <text:p>decimal</text:p>
          </table:table-cell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51">
            <text:p>51</text:p>
          </table:table-cell>
          <table:table-cell office:value-type="float" office:value="16.185">
            <text:p>16.185</text:p>
          </table:table-cell>
          <table:table-cell table:formula="of:=[.A5]+([.B5]/60)+([.C5]/(60*60))" office:value-type="float" office:value="12.8544958333333">
            <text:p>12.854495833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25">25/05/2012</text:date>, <text:time>13:23:2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Ian Ditchfield</meta:initial-creator>
    <meta:creation-date>2012-05-24T16:31:18</meta:creation-date>
    <dc:date>2012-05-25T13:23:28</dc:date>
    <dc:creator>Ian Ditchfield</dc:creator>
    <meta:editing-duration>PT1H41M44S</meta:editing-duration>
    <meta:editing-cycles>2</meta:editing-cycles>
    <meta:generator>OpenOffice.org/3.3$Unix OpenOffice.org_project/330m20$Build-9567</meta:generator>
    <meta:document-statistic meta:table-count="3" meta:cell-count="16" meta:object-count="0"/>
  </office:meta>
</office:document-meta>
</file>